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1">
      <style:text-properties fo:font-weight="normal" style:font-weight-asian="normal" style:font-weight-complex="normal"/>
    </style:style>
    <style:style style:name="ce96" style:family="table-cell" style:parent-style-name="Default" style:data-style-name="N121"/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30"/>
          <table:table-cell table:style-name="ce148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6A1_First Third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8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94"/>
          <table:covered-table-cell table:style-name="ce77"/>
          <table:table-cell table:number-columns-repeated="894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8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94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904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3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64"/>
          <table:table-cell table:style-name="ce58"/>
          <table:table-cell table:style-name="ce74"/>
          <table:table-cell table:style-name="ce82"/>
          <table:table-cell/>
          <table:table-cell table:style-name="ce64"/>
          <table:table-cell table:style-name="ce5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nal Grade</text:p>
          </table:table-cell>
          <table:table-cell/>
          <table:table-cell table:style-name="ce67"/>
          <table:table-cell table:number-columns-repeated="6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/>
          <table:table-cell table:style-name="ce113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rst Third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/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/>
          <table:table-cell table:style-name="ce113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3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style-name="ce11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J14])" office:value-type="float" office:value="8.82266666666667" calcext:value-type="float">
            <text:p>8.8</text:p>
          </table:table-cell>
          <table:table-cell/>
          <table:table-cell table:formula="of:=AVERAGE([.R14];[.Y14];[.AD14];[.AI14])" office:value-type="float" office:value="9.66666666666667" calcext:value-type="float">
            <text:p>9.7</text:p>
          </table:table-cell>
          <table:table-cell table:formula="of:=AVERAGE([.V14];[.W14];[.X14];[.AC14];[.AH14])" office:value-type="float" office:value="8.69333333333333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Sara</text:p>
          </table:table-cell>
          <table:table-cell table:style-name="ce74" office:value-type="float" office:value="8.8" calcext:value-type="float">
            <text:p>8.8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formula="of:=(8.7+8.7)/2" office:value-type="float" office:value="8.7" calcext:value-type="float">
            <text:p>8.7</text:p>
          </table:table-cell>
          <table:table-cell table:style-name="ce74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Sara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Sar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J15])" office:value-type="float" office:value="8.4005" calcext:value-type="float">
            <text:p>8.4</text:p>
          </table:table-cell>
          <table:table-cell/>
          <table:table-cell table:formula="of:=AVERAGE([.R15];[.Y15];[.AD15];[.AI15])" office:value-type="float" office:value="9.625" calcext:value-type="float">
            <text:p>9.6</text:p>
          </table:table-cell>
          <table:table-cell table:formula="of:=AVERAGE([.V15];[.W15];[.X15];[.AC15];[.AH15])" office:value-type="float" office:value="8.19666666666667" calcext:value-type="float">
            <text:p>8.2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Lissette</text:p>
          </table:table-cell>
          <table:table-cell table:style-name="ce74" office:value-type="float" office:value="8.4" calcext:value-type="float">
            <text:p>8.4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formula="of:=(8.8+8.9)/2" office:value-type="float" office:value="8.85" calcext:value-type="float">
            <text:p>8.9</text:p>
          </table:table-cell>
          <table:table-cell table:style-name="ce74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4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Lissette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Lissette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67"/>
          <table:table-cell table:style-name="ce77" table:formula="of:=(0.1*[.G16])+(0.6*[.H16])+(0.3*[.J16])" office:value-type="float" office:value="8.2745" calcext:value-type="float">
            <text:p>8.3</text:p>
          </table:table-cell>
          <table:table-cell/>
          <table:table-cell table:formula="of:=AVERAGE([.R16];[.Y16];[.AD16];[.AI16])" office:value-type="float" office:value="9.625" calcext:value-type="float">
            <text:p>9.6</text:p>
          </table:table-cell>
          <table:table-cell table:formula="of:=AVERAGE([.V16];[.W16];[.X16];[.AC16];[.AH16])" office:value-type="float" office:value="7.98666666666667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Hugo</text:p>
          </table:table-cell>
          <table:table-cell table:style-name="ce74" office:value-type="float" office:value="8.4" calcext:value-type="float">
            <text:p>8.4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formula="of:=(8.6+8.6)/2" office:value-type="float" office:value="8.6" calcext:value-type="float">
            <text:p>8.6</text:p>
          </table:table-cell>
          <table:table-cell table:style-name="ce74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4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Hugo</text:p>
          </table:table-cell>
          <table:table-cell/>
          <table:table-cell table:style-name="ce74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Hugo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67"/>
          <table:table-cell table:style-name="ce77" table:formula="of:=(0.1*[.G17])+(0.6*[.H17])+(0.3*[.J17])" office:value-type="float" office:value="8.58666666666667" calcext:value-type="float">
            <text:p>8.6</text:p>
          </table:table-cell>
          <table:table-cell/>
          <table:table-cell table:formula="of:=AVERAGE([.R17];[.Y17];[.AD17];[.AI17])" office:value-type="float" office:value="9.66666666666667" calcext:value-type="float">
            <text:p>9.7</text:p>
          </table:table-cell>
          <table:table-cell table:formula="of:=AVERAGE([.V17];[.W17];[.X17];[.AC17];[.AH17])" office:value-type="float" office:value="8.3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Kim</text:p>
          </table:table-cell>
          <table:table-cell table:style-name="ce74" office:value-type="float" office:value="8.8" calcext:value-type="float">
            <text:p>8.8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formula="of:=(7.7+8.9)/2" office:value-type="float" office:value="8.3" calcext:value-type="float">
            <text:p>8.3</text:p>
          </table:table-cell>
          <table:table-cell table:style-name="ce74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Kim</text:p>
          </table:table-cell>
          <table:table-cell/>
          <table:table-cell table:style-name="ce74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Kim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J18])" office:value-type="float" office:value="9.2405" calcext:value-type="float">
            <text:p>9.2</text:p>
          </table:table-cell>
          <table:table-cell/>
          <table:table-cell table:formula="of:=AVERAGE([.R18];[.Y18];[.AD18];[.AI18])" office:value-type="float" office:value="9.625" calcext:value-type="float">
            <text:p>9.6</text:p>
          </table:table-cell>
          <table:table-cell table:formula="of:=AVERAGE([.V18];[.W18];[.X18];[.AC18];[.AH18])" office:value-type="float" office:value="9.14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Osmar</text:p>
          </table:table-cell>
          <table:table-cell table:style-name="ce74" office:value-type="float" office:value="9.3" calcext:value-type="float">
            <text:p>9.3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formula="of:=(9.6+9.6)/2" office:value-type="float" office:value="9.6" calcext:value-type="float">
            <text:p>9.6</text:p>
          </table:table-cell>
          <table:table-cell table:style-name="ce143" office:value-type="float" office:value="9.1" calcext:value-type="float">
            <text:p>9.1</text:p>
          </table:table-cell>
          <table:table-cell table:style-name="ce143" table:formula="of:=(9+8.5+9)/3" office:value-type="float" office:value="8.83333333333333" calcext:value-type="float">
            <text:p>8.8</text:p>
          </table:table-cell>
          <table:table-cell table:style-name="ce74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Osmar</text:p>
          </table:table-cell>
          <table:table-cell/>
          <table:table-cell table:style-name="ce14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Osmar</text:p>
          </table:table-cell>
          <table:table-cell table:style-name="ce130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67"/>
          <table:table-cell table:style-name="ce77" table:formula="of:=(0.1*[.G19])+(0.6*[.H19])+(0.3*[.J19])" office:value-type="float" office:value="6.5425" calcext:value-type="float">
            <text:p>6.5</text:p>
          </table:table-cell>
          <table:table-cell/>
          <table:table-cell table:formula="of:=AVERAGE([.R19];[.Y19];[.AD19];[.AI19])" office:value-type="float" office:value="9.625" calcext:value-type="float">
            <text:p>9.6</text:p>
          </table:table-cell>
          <table:table-cell table:formula="of:=AVERAGE([.V19];[.W19];[.X19];[.AC19];[.AH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Carlos</text:p>
          </table:table-cell>
          <table:table-cell table:style-name="ce74" office:value-type="float" office:value="8.6" calcext:value-type="float">
            <text:p>8.6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number-columns-repeated="2" table:style-name="ce74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Carlos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4" office:value-type="string" calcext:value-type="string">
            <text:p>Carlos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72"/>
          <table:table-cell table:style-name="ce77" table:formula="of:=(0.1*[.G20])+(0.6*[.H20])+(0.3*[.J20])" office:value-type="float" office:value="9.2065" calcext:value-type="float">
            <text:p>9.2</text:p>
          </table:table-cell>
          <table:table-cell table:style-name="ce85"/>
          <table:table-cell table:formula="of:=AVERAGE([.R20];[.Y20];[.AD20];[.AI20])" office:value-type="float" office:value="9.625" calcext:value-type="float">
            <text:p>9.6</text:p>
          </table:table-cell>
          <table:table-cell table:formula="of:=AVERAGE([.V20];[.W20];[.X20];[.AC20];[.AH20])" office:value-type="float" office:value="8.8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74" office:value-type="float" office:value="9.7" calcext:value-type="float">
            <text:p>9.7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formula="of:=(8.8+8.9)/2" office:value-type="float" office:value="8.85" calcext:value-type="float">
            <text:p>8.9</text:p>
          </table:table-cell>
          <table:table-cell table:style-name="ce74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67"/>
          <table:table-cell table:style-name="ce77" table:formula="of:=(0.1*[.G21])+(0.6*[.H21])+(0.3*[.J21])" office:value-type="float" office:value="7.84266666666667" calcext:value-type="float">
            <text:p>7.8</text:p>
          </table:table-cell>
          <table:table-cell/>
          <table:table-cell table:formula="of:=AVERAGE([.R21];[.Y21];[.AD21];[.AI21])" office:value-type="float" office:value="9.66666666666667" calcext:value-type="float">
            <text:p>9.7</text:p>
          </table:table-cell>
          <table:table-cell table:formula="of:=AVERAGE([.V21];[.W21];[.X21];[.AC21];[.AH21])" office:value-type="float" office:value="7.16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74" office:value-type="float" office:value="8.6" calcext:value-type="float">
            <text:p>8.6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4" table:formula="of:=(7.4+7.4)/2" office:value-type="float" office:value="7.4" calcext:value-type="float">
            <text:p>7.4</text:p>
          </table:table-cell>
          <table:table-cell table:style-name="ce74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Uri</text:p>
          </table:table-cell>
          <table:table-cell/>
          <table:table-cell table:style-name="ce74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ce77" table:formula="of:=(0.1*[.G22])+(0.6*[.H22])+(0.3*[.J22])" office:value-type="float" office:value="8.8405" calcext:value-type="float">
            <text:p>8.8</text:p>
          </table:table-cell>
          <table:table-cell table:style-name="ce82"/>
          <table:table-cell table:formula="of:=AVERAGE([.R22];[.Y22];[.AD22];[.AI22])" office:value-type="float" office:value="9.625" calcext:value-type="float">
            <text:p>9.6</text:p>
          </table:table-cell>
          <table:table-cell table:formula="of:=AVERAGE([.V22];[.W22];[.X22];[.AC22];[.AH22])" office:value-type="float" office:value="8.48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74" office:value-type="float" office:value="9.3" calcext:value-type="float">
            <text:p>9.3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formula="of:=(7.5+9.3)/2" office:value-type="float" office:value="8.4" calcext:value-type="float">
            <text:p>8.4</text:p>
          </table:table-cell>
          <table:table-cell table:style-name="ce74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evin</text:p>
          </table:table-cell>
          <table:table-cell/>
          <table:table-cell table:style-name="ce74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67"/>
          <table:table-cell table:style-name="ce77" table:formula="of:=(0.1*[.G23])+(0.6*[.H23])+(0.3*[.J23])" office:value-type="float" office:value="8.2625" calcext:value-type="float">
            <text:p>8.3</text:p>
          </table:table-cell>
          <table:table-cell/>
          <table:table-cell table:formula="of:=AVERAGE([.R23];[.Y23];[.AD23];[.AI23])" office:value-type="float" office:value="9.625" calcext:value-type="float">
            <text:p>9.6</text:p>
          </table:table-cell>
          <table:table-cell table:formula="of:=AVERAGE([.V23];[.W23];[.X23];[.AC23];[.AH23])" office:value-type="float" office:value="7.36666666666667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74" office:value-type="float" office:value="9.6" calcext:value-type="float">
            <text:p>9.6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 table:formula="of:=(8.9+8.9)/2" office:value-type="float" office:value="8.9" calcext:value-type="float">
            <text:p>8.9</text:p>
          </table:table-cell>
          <table:table-cell table:style-name="ce74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4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67"/>
          <table:table-cell table:style-name="ce77" table:formula="of:=(0.1*[.G24])+(0.6*[.H24])+(0.3*[.J24])" office:value-type="float" office:value="8.77866666666667" calcext:value-type="float">
            <text:p>8.8</text:p>
          </table:table-cell>
          <table:table-cell/>
          <table:table-cell table:formula="of:=AVERAGE([.R24];[.Y24];[.AD24];[.AI24])" office:value-type="float" office:value="9.66666666666667" calcext:value-type="float">
            <text:p>9.7</text:p>
          </table:table-cell>
          <table:table-cell table:formula="of:=AVERAGE([.V24];[.W24];[.X24];[.AC24];[.AH24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74" office:value-type="float" office:value="8.6" calcext:value-type="float">
            <text:p>8.6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formula="of:=(9.2+9.2)/2" office:value-type="float" office:value="9.2" calcext:value-type="float">
            <text:p>9.2</text:p>
          </table:table-cell>
          <table:table-cell table:style-name="ce74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ego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67"/>
          <table:table-cell table:style-name="ce77" table:formula="of:=(0.1*[.G25])+(0.6*[.H25])+(0.3*[.J25])" office:value-type="float" office:value="8.47266666666667" calcext:value-type="float">
            <text:p>8.5</text:p>
          </table:table-cell>
          <table:table-cell/>
          <table:table-cell table:formula="of:=AVERAGE([.R25];[.Y25];[.AD25];[.AI25])" office:value-type="float" office:value="9.66666666666667" calcext:value-type="float">
            <text:p>9.7</text:p>
          </table:table-cell>
          <table:table-cell table:formula="of:=AVERAGE([.V25];[.W25];[.X25];[.AC25];[.AH25])" office:value-type="float" office:value="8.51" calcext:value-type="float">
            <text:p>8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74" office:value-type="float" office:value="8" calcext:value-type="float">
            <text:p>8.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formula="of:=(8.9+8.8)/2" office:value-type="float" office:value="8.85" calcext:value-type="float">
            <text:p>8.9</text:p>
          </table:table-cell>
          <table:table-cell table:style-name="ce74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assandra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67"/>
          <table:table-cell table:style-name="ce77" table:formula="of:=(0.1*[.G26])+(0.6*[.H26])+(0.3*[.J26])" office:value-type="float" office:value="9.0985" calcext:value-type="float">
            <text:p>9.1</text:p>
          </table:table-cell>
          <table:table-cell/>
          <table:table-cell table:formula="of:=AVERAGE([.R26];[.Y26];[.AD26];[.AI26])" office:value-type="float" office:value="9.625" calcext:value-type="float">
            <text:p>9.6</text:p>
          </table:table-cell>
          <table:table-cell table:formula="of:=AVERAGE([.V26];[.W26];[.X26];[.AC26];[.AH26])" office:value-type="float" office:value="8.96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74" office:value-type="float" office:value="9.2" calcext:value-type="float">
            <text:p>9.2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formula="of:=(8.8+8.8)/2" office:value-type="float" office:value="8.8" calcext:value-type="float">
            <text:p>8.8</text:p>
          </table:table-cell>
          <table:table-cell table:style-name="ce74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fne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67"/>
          <table:table-cell table:style-name="ce77" table:formula="of:=(0.1*[.G27])+(0.6*[.H27])+(0.3*[.J27])" office:value-type="float" office:value="9.0425" calcext:value-type="float">
            <text:p>9.0</text:p>
          </table:table-cell>
          <table:table-cell/>
          <table:table-cell table:formula="of:=AVERAGE([.R27];[.Y27];[.AD27];[.AI27])" office:value-type="float" office:value="9.625" calcext:value-type="float">
            <text:p>9.6</text:p>
          </table:table-cell>
          <table:table-cell table:formula="of:=AVERAGE([.V27];[.W27];[.X27];[.AC27];[.AH27])" office:value-type="float" office:value="9.06666666666667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74" office:value-type="float" office:value="8.8" calcext:value-type="float">
            <text:p>8.8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formula="of:=(9.1+9.1)/2" office:value-type="float" office:value="9.1" calcext:value-type="float">
            <text:p>9.1</text:p>
          </table:table-cell>
          <table:table-cell table:style-name="ce74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an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04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67"/>
          <table:table-cell table:style-name="ce77" table:formula="of:=(0.1*[.G28])+(0.6*[.H28])+(0.3*[.J28])" office:value-type="float" office:value="8.62866666666667" calcext:value-type="float">
            <text:p>8.6</text:p>
          </table:table-cell>
          <table:table-cell/>
          <table:table-cell table:formula="of:=AVERAGE([.R28];[.Y28];[.AD28];[.AI28])" office:value-type="float" office:value="9.66666666666667" calcext:value-type="float">
            <text:p>9.7</text:p>
          </table:table-cell>
          <table:table-cell table:formula="of:=AVERAGE([.V28];[.W28];[.X28];[.AC28];[.AH28])" office:value-type="float" office:value="8.52" calcext:value-type="float">
            <text:p>8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74" office:value-type="float" office:value="8.5" calcext:value-type="float">
            <text:p>8.5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formula="of:=(8.9+8.9)/2" office:value-type="float" office:value="8.9" calcext:value-type="float">
            <text:p>8.9</text:p>
          </table:table-cell>
          <table:table-cell table:style-name="ce74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Annette</text:p>
          </table:table-cell>
          <table:table-cell/>
          <table:table-cell table:style-name="ce74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03"/>
          <table:table-cell table:style-name="ce103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table:style-name="ce60"/>
          <table:table-cell table:style-name="ce64"/>
          <table:table-cell table:style-name="ce67"/>
          <table:table-cell table:style-name="ce77"/>
          <table:table-cell/>
          <table:table-cell table:style-name="ce74" table:number-columns-repeated="3"/>
          <table:table-cell table:number-columns-repeated="2"/>
          <table:table-cell table:style-name="ce64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4"/>
          <table:table-cell/>
          <table:table-cell table:style-name="ce77"/>
          <table:table-cell table:number-columns-repeated="6"/>
          <table:table-cell table:style-name="ce64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4"/>
        </table:table-row>
        <table:table-row table:style-name="ro1">
          <table:table-cell/>
          <table:table-cell table:style-name="ce62" office:value-type="string" calcext:value-type="string">
            <text:p>1) <text:s/>Kim had extensive excused absences</text:p>
          </table:table-cell>
          <table:table-cell table:style-name="ce64"/>
          <table:table-cell table:number-columns-repeated="8"/>
          <table:table-cell table:style-name="ce64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6A1_Second Third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15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58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15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58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 table:number-columns-repeated="2"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 table:number-columns-repeated="2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 table:number-columns-repeated="2"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64"/>
          <table:table-cell table:style-name="ce58"/>
          <table:table-cell table:style-name="ce74"/>
          <table:table-cell table:style-name="ce82"/>
          <table:table-cell/>
          <table:table-cell table:style-name="ce64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04" office:value-type="string" calcext:value-type="string">
            <text:p>Final Grade</text:p>
          </table:table-cell>
          <table:table-cell/>
          <table:table-cell table:style-name="ce58"/>
          <table:table-cell table:number-columns-repeated="6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04" office:value-type="string" calcext:value-type="string">
            <text:p>Second Third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104"/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4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J14])" office:value-type="float" office:value="9.21" calcext:value-type="float">
            <text:p>9.2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style-name="ce82" table:formula="of:=AVERAGE([.V14];[.AA14])" office:value-type="float" office:value="8.9" calcext:value-type="float">
            <text:p>8.9</text:p>
          </table:table-cell>
          <table:table-cell table:style-name="ce82" office:value-type="float" office:value="8.9" calcext:value-type="float">
            <text:p>8.9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Sara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J15])" office:value-type="float" office:value="8.52" calcext:value-type="float">
            <text:p>8.5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style-name="ce82" table:formula="of:=AVERAGE([.V15];[.AA15])" office:value-type="float" office:value="7.75" calcext:value-type="float">
            <text:p>7.8</text:p>
          </table:table-cell>
          <table:table-cell table:style-name="ce82" office:value-type="float" office:value="7.8" calcext:value-type="float">
            <text:p>7.8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Lissette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style-name="ce82" table:formula="of:=AVERAGE([.V16];[.AA16])" office:value-type="float" office:value="5" calcext:value-type="float">
            <text:p>5.0</text:p>
          </table:table-cell>
          <table:table-cell table:style-name="ce82" office:value-type="float" office:value="5" calcext:value-type="float">
            <text:p>5.0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64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Hugo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67"/>
          <table:table-cell table:style-name="ce77" table:formula="of:=(0.1*[.G17])+(0.6*[.H17])+(0.3*[.J17])" office:value-type="float" office:value="9.9" calcext:value-type="float">
            <text:p>9.9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style-name="ce82" table:formula="of:=AVERAGE([.V17];[.AA17])"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64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Kim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J18])" office:value-type="float" office:value="10.08" calcext:value-type="float">
            <text:p>10.1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style-name="ce82" table:formula="of:=AVERAGE([.V18];[.AA18])" office:value-type="float" office:value="9.75" calcext:value-type="float">
            <text:p>9.8</text:p>
          </table:table-cell>
          <table:table-cell table:style-name="ce82" office:value-type="float" office:value="9.8" calcext:value-type="float">
            <text:p>9.8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64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style-name="ce82" table:formula="of:=AVERAGE([.V19];[.AA19])" office:value-type="float" office:value="6.8" calcext:value-type="float">
            <text:p>6.8</text:p>
          </table:table-cell>
          <table:table-cell table:style-name="ce82" office:value-type="float" office:value="6.8" calcext:value-type="float">
            <text:p>6.8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64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Carlos</text:p>
          </table:table-cell>
          <table:table-cell/>
          <table:table-cell table:style-name="ce74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72"/>
          <table:table-cell table:style-name="ce77" table:formula="of:=(0.1*[.G20])+(0.6*[.H20])+(0.3*[.J20])" office:value-type="float" office:value="9.57" calcext:value-type="float">
            <text:p>9.6</text:p>
          </table:table-cell>
          <table:table-cell table:style-name="ce72"/>
          <table:table-cell table:formula="of:=AVERAGE([.R20];[.W20];[.AB20])" office:value-type="float" office:value="9" calcext:value-type="float">
            <text:p>9</text:p>
          </table:table-cell>
          <table:table-cell table:style-name="ce82" table:formula="of:=AVERAGE([.V20];[.AA20])"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67"/>
          <table:table-cell table:style-name="ce77" table:formula="of:=(0.1*[.G21])+(0.6*[.H21])+(0.3*[.J21])" office:value-type="float" office:value="9.42" calcext:value-type="float">
            <text:p>9.4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style-name="ce82" table:formula="of:=AVERAGE([.V21];[.AA21])" office:value-type="float" office:value="9.5" calcext:value-type="float">
            <text:p>9.5</text:p>
          </table:table-cell>
          <table:table-cell table:style-name="ce82" office:value-type="float" office:value="9.5" calcext:value-type="float">
            <text:p>9.5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Uri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ce77" table:formula="of:=(0.1*[.G22])+(0.6*[.H22])+(0.3*[.J22])" office:value-type="float" office:value="9.9" calcext:value-type="float">
            <text:p>9.9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style-name="ce82" table:formula="of:=AVERAGE([.V22];[.AA22])" office:value-type="float" office:value="10" calcext:value-type="float">
            <text:p>10.0</text:p>
          </table:table-cell>
          <table:table-cell table:style-name="ce82" office:value-type="float" office:value="10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evin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style-name="ce82" table:formula="of:=AVERAGE([.V23];[.AA23])" office:value-type="float" office:value="5" calcext:value-type="float">
            <text:p>5.0</text:p>
          </table:table-cell>
          <table:table-cell table:style-name="ce82" office:value-type="float" office:value="5" calcext:value-type="float">
            <text:p>5.0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67"/>
          <table:table-cell table:style-name="ce77" table:formula="of:=(0.1*[.G24])+(0.6*[.H24])+(0.3*[.J24])" office:value-type="float" office:value="9.93" calcext:value-type="float">
            <text:p>9.9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style-name="ce82" table:formula="of:=AVERAGE([.V24];[.AA24])" office:value-type="float" office:value="10" calcext:value-type="float">
            <text:p>10.0</text:p>
          </table:table-cell>
          <table:table-cell table:style-name="ce82" office:value-type="float" office:value="10" calcext:value-type="float">
            <text:p>10.0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ego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67"/>
          <table:table-cell table:style-name="ce77" table:formula="of:=(0.1*[.G25])+(0.6*[.H25])+(0.3*[.J25])" office:value-type="float" office:value="9.09" calcext:value-type="float">
            <text:p>9.1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style-name="ce82" table:formula="of:=AVERAGE([.V25];[.AA25])" office:value-type="float" office:value="9.75" calcext:value-type="float">
            <text:p>9.8</text:p>
          </table:table-cell>
          <table:table-cell table:style-name="ce82" office:value-type="float" office:value="9.8" calcext:value-type="float">
            <text:p>9.8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assandra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67"/>
          <table:table-cell table:style-name="ce77" table:formula="of:=(0.1*[.G26])+(0.6*[.H26])+(0.3*[.J26])" office:value-type="float" office:value="9.9" calcext:value-type="float">
            <text:p>9.9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style-name="ce82" table:formula="of:=AVERAGE([.V26];[.AA26])" office:value-type="float" office:value="10" calcext:value-type="float">
            <text:p>10.0</text:p>
          </table:table-cell>
          <table:table-cell table:style-name="ce82" office:value-type="float" office:value="10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afne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67"/>
          <table:table-cell table:style-name="ce77" table:formula="of:=(0.1*[.G27])+(0.6*[.H27])+(0.3*[.J27])" office:value-type="float" office:value="9.9" calcext:value-type="float">
            <text:p>9.9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style-name="ce82" table:formula="of:=AVERAGE([.V27];[.AA27])" office:value-type="float" office:value="10" calcext:value-type="float">
            <text:p>10.0</text:p>
          </table:table-cell>
          <table:table-cell table:style-name="ce82" office:value-type="float" office:value="10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ana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67"/>
          <table:table-cell table:style-name="ce77" table:formula="of:=(0.1*[.G28])+(0.6*[.H28])+(0.3*[.J28])" office:value-type="float" office:value="9.9" calcext:value-type="float">
            <text:p>9.9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style-name="ce82" table:formula="of:=AVERAGE([.V28];[.AA28])" office:value-type="float" office:value="10" calcext:value-type="float">
            <text:p>10.0</text:p>
          </table:table-cell>
          <table:table-cell table:style-name="ce82" office:value-type="float" office:value="10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Annette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4"/>
          <table:table-cell table:style-name="ce67"/>
          <table:table-cell table:style-name="ce77"/>
          <table:table-cell/>
          <table:table-cell table:style-name="ce74" table:number-columns-repeated="4"/>
          <table:table-cell/>
          <table:table-cell table:style-name="ce64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4"/>
          <table:table-cell/>
          <table:table-cell table:style-name="ce77"/>
          <table:table-cell table:number-columns-repeated="6"/>
          <table:table-cell table:style-name="ce64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4"/>
          <table:table-cell table:number-columns-repeated="8"/>
          <table:table-cell table:style-name="ce64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4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6A1_Third Third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157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58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157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58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 table:number-columns-repeated="2"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 table:number-columns-repeated="2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 table:number-columns-repeated="2"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64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64"/>
          <table:table-cell table:style-name="ce58" office:value-type="string" calcext:value-type="string">
            <text:p>EASTER <text:s/>WEEK</text:p>
          </table:table-cell>
          <table:table-cell table:style-name="ce64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6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104"/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4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J14])" office:value-type="float" office:value="9.81" calcext:value-type="float">
            <text:p>9.8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14];[.R14];[.W14];[.AB14];[.AF14])" office:value-type="float" office:value="10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64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number-columns-repeated="2" table:style-name="ce7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Sara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J15])" office:value-type="float" office:value="7.548" calcext:value-type="float">
            <text:p>7.5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15];[.R15];[.W15];[.AB15];[.AF15])" office:value-type="float" office:value="7.08" calcext:value-type="float">
            <text:p>7.1</text:p>
          </table:table-cell>
          <table:table-cell table:style-name="ce74" office:value-type="float" office:value="7.1" calcext:value-type="float">
            <text:p>7.1</text:p>
          </table:table-cell>
          <table:table-cell table:style-name="ce74" office:value-type="float" office:value="8" calcext:value-type="float">
            <text:p>8.0</text:p>
          </table:table-cell>
          <table:table-cell/>
          <table:table-cell table:style-name="ce64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74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Lissette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Lissette</text:p>
          </table:table-cell>
          <table:table-cell table:style-name="ce80" office:value-type="float" office:value="8.6" calcext:value-type="float">
            <text:p>8.6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67"/>
          <table:table-cell table:style-name="ce77" table:formula="of:=(0.1*[.G16])+(0.6*[.H16])+(0.3*[.J16])" office:value-type="float" office:value="8.76" calcext:value-type="float">
            <text:p>8.8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16];[.R16];[.W16];[.AB16];[.AF16])" office:value-type="float" office:value="8.2" calcext:value-type="float">
            <text:p>8.2</text:p>
          </table:table-cell>
          <table:table-cell table:style-name="ce74" office:value-type="float" office:value="7.6" calcext:value-type="float">
            <text:p>7.6</text:p>
          </table:table-cell>
          <table:table-cell table:style-name="ce74" office:value-type="float" office:value="9.8" calcext:value-type="float">
            <text:p>9.8</text:p>
          </table:table-cell>
          <table:table-cell/>
          <table:table-cell table:style-name="ce64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number-columns-repeated="2" table:style-name="ce74" office:value-type="float" office:value="6.5" calcext:value-type="float">
            <text:p>6.5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Hugo</text:p>
          </table:table-cell>
          <table:table-cell/>
          <table:table-cell table:style-name="ce74"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Hugo</text:p>
          </table:table-cell>
          <table:table-cell table:style-name="ce80" office:value-type="float" office:value="10.1" calcext:value-type="float">
            <text:p>10.1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67"/>
          <table:table-cell table:style-name="ce77" table:formula="of:=(0.1*[.G17])+(0.6*[.H17])+(0.3*[.J17])" office:value-type="float" office:value="9.84" calcext:value-type="float">
            <text:p>9.8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17];[.R17];[.W17];[.AB17];[.AF17])" office:value-type="float" office:value="10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9.8" calcext:value-type="float">
            <text:p>9.8</text:p>
          </table:table-cell>
          <table:table-cell/>
          <table:table-cell table:style-name="ce64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7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Kim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Kim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J18])" office:value-type="float" office:value="9.63" calcext:value-type="float">
            <text:p>9.6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18];[.R18];[.W18];[.AB18];[.AF18])" office:value-type="float" office:value="9.6" calcext:value-type="float">
            <text:p>9.6</text:p>
          </table:table-cell>
          <table:table-cell table:style-name="ce74" office:value-type="float" office:value="9.6" calcext:value-type="float">
            <text:p>9.6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43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Osmar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67"/>
          <table:table-cell table:style-name="ce77" table:formula="of:=(0.1*[.G19])+(0.6*[.H19])+(0.3*[.J19])" office:value-type="float" office:value="6.45" calcext:value-type="float">
            <text:p>6.5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19];[.R19];[.W19];[.AB19];[.AF19])" office:value-type="float" office:value="5" calcext:value-type="float">
            <text:p>5.0</text:p>
          </table:table-cell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8.5" calcext:value-type="float">
            <text:p>8.5</text:p>
          </table:table-cell>
          <table:table-cell/>
          <table:table-cell table:style-name="ce64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number-columns-repeated="2" table:style-name="ce74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Carlos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4" office:value-type="string" calcext:value-type="string">
            <text:p>Carlos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72"/>
          <table:table-cell table:style-name="ce77" table:formula="of:=(0.1*[.G20])+(0.6*[.H20])+(0.3*[.J20])" office:value-type="float" office:value="9.786" calcext:value-type="float">
            <text:p>9.8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Q20];[.R20];[.W20];[.AB20];[.AF20])" office:value-type="float" office:value="9.96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number-columns-repeated="2" table:style-name="ce7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67"/>
          <table:table-cell table:style-name="ce77" table:formula="of:=(0.1*[.G21])+(0.6*[.H21])+(0.3*[.J21])" office:value-type="float" office:value="7.41" calcext:value-type="float">
            <text:p>7.4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1];[.R21];[.W21];[.AB21];[.AF21])" office:value-type="float" office:value="6.6" calcext:value-type="float">
            <text:p>6.6</text:p>
          </table:table-cell>
          <table:table-cell table:style-name="ce74" office:value-type="float" office:value="6.6" calcext:value-type="float">
            <text:p>6.6</text:p>
          </table:table-cell>
          <table:table-cell table:style-name="ce74" office:value-type="float" office:value="8.5" calcext:value-type="float">
            <text:p>8.5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Uri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ce77" table:formula="of:=(0.1*[.G22])+(0.6*[.H22])+(0.3*[.J22])" office:value-type="float" office:value="9.66" calcext:value-type="float">
            <text:p>9.7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Q22];[.R22];[.W22];[.AB22];[.AF22])" office:value-type="float" office:value="9.6" calcext:value-type="float">
            <text:p>9.6</text:p>
          </table:table-cell>
          <table:table-cell table:style-name="ce74" office:value-type="float" office:value="9.6" calcext:value-type="float">
            <text:p>9.6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evin</text:p>
          </table:table-cell>
          <table:table-cell/>
          <table:table-cell table:style-name="ce74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67"/>
          <table:table-cell table:style-name="ce77" table:formula="of:=(0.1*[.G23])+(0.6*[.H23])+(0.3*[.J23])" office:value-type="float" office:value="6.84" calcext:value-type="float">
            <text:p>6.8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3];[.R23];[.W23];[.AB23];[.AF23])" office:value-type="float" office:value="5" calcext:value-type="float">
            <text:p>5.0</text:p>
          </table:table-cell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9.8" calcext:value-type="float">
            <text:p>9.8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number-columns-repeated="2" table:style-name="ce143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Nelly</text:p>
          </table:table-cell>
          <table:table-cell/>
          <table:table-cell table:style-name="ce77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67"/>
          <table:table-cell table:style-name="ce77" table:formula="of:=(0.1*[.G24])+(0.6*[.H24])+(0.3*[.J24])" office:value-type="float" office:value="7.722" calcext:value-type="float">
            <text:p>7.7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4];[.R24];[.W24];[.AB24];[.AF24])" office:value-type="float" office:value="6.92" calcext:value-type="float">
            <text:p>6.9</text:p>
          </table:table-cell>
          <table:table-cell table:style-name="ce74" office:value-type="float" office:value="6.9" calcext:value-type="float">
            <text:p>6.9</text:p>
          </table:table-cell>
          <table:table-cell table:style-name="ce74" office:value-type="float" office:value="8.9" calcext:value-type="float">
            <text:p>8.9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7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ego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80" office:value-type="float" office:value="9.6" calcext:value-type="float">
            <text:p>9.6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67"/>
          <table:table-cell table:style-name="ce77" table:formula="of:=(0.1*[.G25])+(0.6*[.H25])+(0.3*[.J25])" office:value-type="float" office:value="7.44" calcext:value-type="float">
            <text:p>7.4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5];[.R25];[.W25];[.AB25];[.AF25])" office:value-type="float" office:value="6.9" calcext:value-type="float">
            <text:p>6.9</text:p>
          </table:table-cell>
          <table:table-cell table:style-name="ce74" office:value-type="float" office:value="6.9" calcext:value-type="float">
            <text:p>6.9</text:p>
          </table:table-cell>
          <table:table-cell table:style-name="ce74" office:value-type="float" office:value="8" calcext:value-type="float">
            <text:p>8.0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assandra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80" office:value-type="float" office:value="7" calcext:value-type="float">
            <text:p>7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Q26];[.R26];[.W26];[.AB26];[.AF26])" office:value-type="float" office:value="10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7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afne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67"/>
          <table:table-cell table:style-name="ce77" table:formula="of:=(0.1*[.G27])+(0.6*[.H27])+(0.3*[.J27])" office:value-type="float" office:value="9.51" calcext:value-type="float">
            <text:p>9.5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7];[.R27];[.W27];[.AB27];[.AF27])" office:value-type="float" office:value="9.5" calcext:value-type="float">
            <text:p>9.5</text:p>
          </table:table-cell>
          <table:table-cell table:style-name="ce74" office:value-type="float" office:value="9.5" calcext:value-type="float">
            <text:p>9.5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number-columns-repeated="2" table:style-name="ce74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ana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67"/>
          <table:table-cell table:style-name="ce77" table:formula="of:=(0.1*[.G28])+(0.6*[.H28])+(0.3*[.J28])" office:value-type="float" office:value="9.84" calcext:value-type="float">
            <text:p>9.8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Q28];[.R28];[.W28];[.AB28];[.AF28])" office:value-type="float" office:value="10" calcext:value-type="float">
            <text:p>10.0</text:p>
          </table:table-cell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9.8" calcext:value-type="float">
            <text:p>9.8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7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Annette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/>
          <table:table-cell table:style-name="ce64"/>
          <table:table-cell table:style-name="ce67"/>
          <table:table-cell table:style-name="ce77"/>
          <table:table-cell/>
          <table:table-cell table:style-name="ce74" table:number-columns-repeated="4"/>
          <table:table-cell/>
          <table:table-cell table:style-name="ce64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64"/>
          <table:table-cell/>
          <table:table-cell table:style-name="ce77"/>
          <table:table-cell table:number-columns-repeated="6"/>
          <table:table-cell table:style-name="ce64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4"/>
          <table:table-cell table:number-columns-repeated="8"/>
          <table:table-cell table:style-name="ce64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5T19:31:05.869593768</dc:date>
    <meta:editing-duration>P3DT2H12M29S</meta:editing-duration>
    <meta:editing-cycles>549</meta:editing-cycles>
    <meta:generator>LibreOffice/7.3.7.2$Linux_X86_64 LibreOffice_project/30$Build-2</meta:generator>
    <meta:document-statistic meta:table-count="3" meta:cell-count="1063" meta:object-count="0"/>
  </office:meta>
</office:document-meta>
</file>